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3.02mm" svg:height="87.65mm" svg:x="45.71mm" svg:y="86.07mm">
            <draw:object draw:notify-on-update-of-ranges="Sheet1.A20:Sheet1.A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90 <text:s text:c="3"/>sampled: 1862.091 <text:s text:c="2"/>given: 3800 <text:s text:c="2"/>gain: 2.04071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90 <text:s text:c="3"/>sampled: 1862.091 <text:s text:c="2"/>given: 3800 <text:s text:c="2"/>gain: 2.04071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18 <text:s text:c="3"/>sampled: 1764.203 <text:s text:c="2"/>given: 3600 <text:s text:c="2"/>gain: 2.04058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19 <text:s text:c="3"/>sampled: 1764.304 <text:s text:c="2"/>given: 3600 <text:s text:c="2"/>gain: 2.04046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44 <text:s text:c="3"/>sampled: 1666.113 <text:s text:c="2"/>given: 3400 <text:s text:c="2"/>gain: 2.04067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44 <text:s text:c="3"/>sampled: 1666.113 <text:s text:c="2"/>given: 3400 <text:s text:c="2"/>gain: 2.04067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70 <text:s text:c="3"/>sampled: 1568.024 <text:s text:c="2"/>given: 3200 <text:s text:c="2"/>gain: 2.04078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70 <text:s text:c="3"/>sampled: 1568.024 <text:s text:c="2"/>given: 3200 <text:s text:c="2"/>gain: 2.04078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97 <text:s text:c="3"/>sampled: 1470.035 <text:s text:c="2"/>given: 3000 <text:s text:c="2"/>gain: 2.04076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97 <text:s text:c="3"/>sampled: 1470.035 <text:s text:c="2"/>given: 3000 <text:s text:c="2"/>gain: 2.04076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24 <text:s text:c="3"/>sampled: 1372.046 <text:s text:c="2"/>given: 2800 <text:s text:c="2"/>gain: 2.04074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24 <text:s text:c="3"/>sampled: 1372.046 <text:s text:c="2"/>given: 2800 <text:s text:c="2"/>gain: 2.04074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50 <text:s text:c="3"/>sampled: 1273.956 <text:s text:c="2"/>given: 2600 <text:s text:c="2"/>gain: 2.04088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50 <text:s text:c="3"/>sampled: 1273.956 <text:s text:c="2"/>given: 2600 <text:s text:c="2"/>gain: 2.04088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78 <text:s text:c="3"/>sampled: 1176.068 <text:s text:c="2"/>given: 2400 <text:s text:c="2"/>gain: 2.0406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78 <text:s text:c="3"/>sampled: 1176.068 <text:s text:c="2"/>given: 2400 <text:s text:c="2"/>gain: 2.0406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05 <text:s text:c="3"/>sampled: 1078.079 <text:s text:c="2"/>given: 2200 <text:s text:c="2"/>gain: 2.04066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05 <text:s text:c="3"/>sampled: 1078.079 <text:s text:c="2"/>given: 2200 <text:s text:c="2"/>gain: 2.04066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0716" calcext:value-type="float">
            <text:p>2.04071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716" calcext:value-type="float">
            <text:p>2.04071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582" calcext:value-type="float">
            <text:p>2.04058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465" calcext:value-type="float">
            <text:p>2.04046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678" calcext:value-type="float">
            <text:p>2.04067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678" calcext:value-type="float">
            <text:p>2.04067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786" calcext:value-type="float">
            <text:p>2.04078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786" calcext:value-type="float">
            <text:p>2.04078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768" calcext:value-type="float">
            <text:p>2.04076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768" calcext:value-type="float">
            <text:p>2.04076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748" calcext:value-type="float">
            <text:p>2.04074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748" calcext:value-type="float">
            <text:p>2.04074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886" calcext:value-type="float">
            <text:p>2.04088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886" calcext:value-type="float">
            <text:p>2.04088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698" calcext:value-type="float">
            <text:p>2.0406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698" calcext:value-type="float">
            <text:p>2.0406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666" calcext:value-type="float">
            <text:p>2.04066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666" calcext:value-type="float">
            <text:p>2.040666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07" calcext:value-type="float">
            <text:p>2.0407</text:p>
          </table:table-cell>
          <table:table-cell table:number-columns-repeated="5"/>
        </table:table-row>
        <table:table-row table:style-name="ro1" table:number-rows-repeated="9">
          <table:table-cell table:style-name="Default"/>
          <table:table-cell table:number-columns-repeated="5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formula="of:=AVERAGE([.A54:.A93])" office:value-type="float" office:value="2336.924225" calcext:value-type="float">
            <text:p>2336.924225</text:p>
          </table:table-cell>
          <table:table-cell table:formula="of:=AVERAGE([.F54:.F57])" office:value-type="float" office:value="50.06325" calcext:value-type="float">
            <text:p>50.06325</text:p>
          </table:table-cell>
          <table:table-cell table:formula="of:=2*[.C54]" office:value-type="float" office:value="100.1265" calcext:value-type="float">
            <text:p>100.1265</text:p>
          </table:table-cell>
          <table:table-cell table:formula="of:=[.D54]/[.B54]" office:value-type="float" office:value="0.0428454200306816" calcext:value-type="float">
            <text:p>0.042845420030682</text:p>
          </table:table-cell>
          <table:table-cell office:value-type="float" office:value="50.073" calcext:value-type="float">
            <text:p>50.073</text:p>
          </table:table-cell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number-columns-repeated="4"/>
          <table:table-cell office:value-type="float" office:value="50.059" calcext:value-type="float">
            <text:p>50.059</text:p>
          </table:table-cell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4"/>
          <table:table-cell office:value-type="float" office:value="50.06" calcext:value-type="float">
            <text:p>50.06</text:p>
          </table:table-cell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4"/>
          <table:table-cell office:value-type="float" office:value="50.061" calcext:value-type="float">
            <text:p>50.061</text:p>
          </table:table-cell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6.325" calcext:value-type="float">
            <text:p>2336.325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5.922" calcext:value-type="float">
            <text:p>2335.922</text:p>
          </table:table-cell>
          <table:table-cell table:number-columns-repeated="5"/>
        </table:table-row>
        <table:table-row table:style-name="ro1">
          <table:table-cell office:value-type="float" office:value="2336.627" calcext:value-type="float">
            <text:p>2336.627</text:p>
          </table:table-cell>
          <table:table-cell table:number-columns-repeated="5"/>
        </table:table-row>
        <table:table-row table:style-name="ro1">
          <table:table-cell office:value-type="float" office:value="2336.325" calcext:value-type="float">
            <text:p>2336.325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6.627" calcext:value-type="float">
            <text:p>2336.627</text:p>
          </table:table-cell>
          <table:table-cell table:number-columns-repeated="5"/>
        </table:table-row>
        <table:table-row table:style-name="ro1">
          <table:table-cell office:value-type="float" office:value="2336.023" calcext:value-type="float">
            <text:p>2336.023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8.339" calcext:value-type="float">
            <text:p>2338.339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5"/>
        </table:table-row>
        <table:table-row table:style-name="ro1">
          <table:table-cell office:value-type="float" office:value="2336.325" calcext:value-type="float">
            <text:p>2336.325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6.627" calcext:value-type="float">
            <text:p>2336.627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195.535" calcext:value-type="float">
            <text:p>2195.535</text:p>
          </table:table-cell>
          <table:table-cell table:formula="of:=AVERAGE([.A97:.A140])" office:value-type="float" office:value="2195.60395454545" calcext:value-type="float">
            <text:p>2195.60395454545</text:p>
          </table:table-cell>
          <table:table-cell table:formula="of:=AVERAGE([.F97:.F102])" office:value-type="float" office:value="4.99466666666667" calcext:value-type="float">
            <text:p>4.99466666666667</text:p>
          </table:table-cell>
          <table:table-cell table:formula="of:=2*[.C97]" office:value-type="float" office:value="9.98933333333333" calcext:value-type="float">
            <text:p>9.98933333333333</text:p>
          </table:table-cell>
          <table:table-cell table:formula="of:=[.D97]/[.B97]" office:value-type="float" office:value="0.00454969727698517" calcext:value-type="float">
            <text:p>0.004549697276985</text:p>
          </table:table-cell>
          <table:table-cell office:value-type="float" office:value="4.993" calcext:value-type="float">
            <text:p>4.993</text:p>
          </table:table-cell>
        </table:table-row>
        <table:table-row table:style-name="ro1">
          <table:table-cell office:value-type="float" office:value="2194.629" calcext:value-type="float">
            <text:p>2194.629</text:p>
          </table:table-cell>
          <table:table-cell table:number-columns-repeated="4"/>
          <table:table-cell office:value-type="float" office:value="4.993" calcext:value-type="float">
            <text:p>4.993</text:p>
          </table:table-cell>
        </table:table-row>
        <table:table-row table:style-name="ro1">
          <table:table-cell office:value-type="float" office:value="2195.233" calcext:value-type="float">
            <text:p>2195.233</text:p>
          </table:table-cell>
          <table:table-cell table:number-columns-repeated="4"/>
          <table:table-cell office:value-type="float" office:value="4.995" calcext:value-type="float">
            <text:p>4.995</text:p>
          </table:table-cell>
        </table:table-row>
        <table:table-row table:style-name="ro1">
          <table:table-cell office:value-type="float" office:value="2195.636" calcext:value-type="float">
            <text:p>2195.636</text:p>
          </table:table-cell>
          <table:table-cell table:number-columns-repeated="4"/>
          <table:table-cell office:value-type="float" office:value="4.994" calcext:value-type="float">
            <text:p>4.994</text:p>
          </table:table-cell>
        </table:table-row>
        <table:table-row table:style-name="ro1">
          <table:table-cell office:value-type="float" office:value="2195.334" calcext:value-type="float">
            <text:p>2195.334</text:p>
          </table:table-cell>
          <table:table-cell table:number-columns-repeated="4"/>
          <table:table-cell office:value-type="float" office:value="4.996" calcext:value-type="float">
            <text:p>4.996</text:p>
          </table:table-cell>
        </table:table-row>
        <table:table-row table:style-name="ro1">
          <table:table-cell office:value-type="float" office:value="2195.938" calcext:value-type="float">
            <text:p>2195.938</text:p>
          </table:table-cell>
          <table:table-cell table:number-columns-repeated="4"/>
          <table:table-cell office:value-type="float" office:value="4.997" calcext:value-type="float">
            <text:p>4.997</text:p>
          </table:table-cell>
        </table:table-row>
        <table:table-row table:style-name="ro1">
          <table:table-cell office:value-type="float" office:value="2195.837" calcext:value-type="float">
            <text:p>2195.837</text:p>
          </table:table-cell>
          <table:table-cell table:number-columns-repeated="5"/>
        </table:table-row>
        <table:table-row table:style-name="ro1">
          <table:table-cell office:value-type="float" office:value="2195.737" calcext:value-type="float">
            <text:p>2195.737</text:p>
          </table:table-cell>
          <table:table-cell table:number-columns-repeated="5"/>
        </table:table-row>
        <table:table-row table:style-name="ro1">
          <table:table-cell office:value-type="float" office:value="2194.931" calcext:value-type="float">
            <text:p>2194.931</text:p>
          </table:table-cell>
          <table:table-cell table:number-columns-repeated="5"/>
        </table:table-row>
        <table:table-row table:style-name="ro1">
          <table:table-cell office:value-type="float" office:value="2195.737" calcext:value-type="float">
            <text:p>2195.737</text:p>
          </table:table-cell>
          <table:table-cell table:number-columns-repeated="5"/>
        </table:table-row>
        <table:table-row table:style-name="ro1">
          <table:table-cell office:value-type="float" office:value="2195.435" calcext:value-type="float">
            <text:p>2195.435</text:p>
          </table:table-cell>
          <table:table-cell table:number-columns-repeated="5"/>
        </table:table-row>
        <table:table-row table:style-name="ro1">
          <table:table-cell office:value-type="float" office:value="2195.535" calcext:value-type="float">
            <text:p>2195.535</text:p>
          </table:table-cell>
          <table:table-cell table:number-columns-repeated="5"/>
        </table:table-row>
        <table:table-row table:style-name="ro1">
          <table:table-cell office:value-type="float" office:value="2195.032" calcext:value-type="float">
            <text:p>2195.032</text:p>
          </table:table-cell>
          <table:table-cell table:number-columns-repeated="5"/>
        </table:table-row>
        <table:table-row table:style-name="ro1">
          <table:table-cell office:value-type="float" office:value="2194.931" calcext:value-type="float">
            <text:p>2194.931</text:p>
          </table:table-cell>
          <table:table-cell table:number-columns-repeated="5"/>
        </table:table-row>
        <table:table-row table:style-name="ro1">
          <table:table-cell office:value-type="float" office:value="2195.837" calcext:value-type="float">
            <text:p>2195.837</text:p>
          </table:table-cell>
          <table:table-cell table:number-columns-repeated="5"/>
        </table:table-row>
        <table:table-row table:style-name="ro1">
          <table:table-cell office:value-type="float" office:value="2195.837" calcext:value-type="float">
            <text:p>2195.837</text:p>
          </table:table-cell>
          <table:table-cell table:number-columns-repeated="5"/>
        </table:table-row>
        <table:table-row table:style-name="ro1">
          <table:table-cell office:value-type="float" office:value="2195.435" calcext:value-type="float">
            <text:p>2195.435</text:p>
          </table:table-cell>
          <table:table-cell table:number-columns-repeated="5"/>
        </table:table-row>
        <table:table-row table:style-name="ro1">
          <table:table-cell office:value-type="float" office:value="2195.837" calcext:value-type="float">
            <text:p>2195.837</text:p>
          </table:table-cell>
          <table:table-cell table:number-columns-repeated="5"/>
        </table:table-row>
        <table:table-row table:style-name="ro1">
          <table:table-cell office:value-type="float" office:value="2196.341" calcext:value-type="float">
            <text:p>2196.341</text:p>
          </table:table-cell>
          <table:table-cell table:number-columns-repeated="5"/>
        </table:table-row>
        <table:table-row table:style-name="ro1">
          <table:table-cell office:value-type="float" office:value="2195.435" calcext:value-type="float">
            <text:p>2195.435</text:p>
          </table:table-cell>
          <table:table-cell table:number-columns-repeated="5"/>
        </table:table-row>
        <table:table-row table:style-name="ro1">
          <table:table-cell office:value-type="float" office:value="2195.334" calcext:value-type="float">
            <text:p>2195.334</text:p>
          </table:table-cell>
          <table:table-cell table:number-columns-repeated="5"/>
        </table:table-row>
        <table:table-row table:style-name="ro1">
          <table:table-cell office:value-type="float" office:value="2195.435" calcext:value-type="float">
            <text:p>2195.435</text:p>
          </table:table-cell>
          <table:table-cell table:number-columns-repeated="5"/>
        </table:table-row>
        <table:table-row table:style-name="ro1">
          <table:table-cell office:value-type="float" office:value="2196.24" calcext:value-type="float">
            <text:p>2196.24</text:p>
          </table:table-cell>
          <table:table-cell table:number-columns-repeated="5"/>
        </table:table-row>
        <table:table-row table:style-name="ro1">
          <table:table-cell office:value-type="float" office:value="2195.535" calcext:value-type="float">
            <text:p>2195.535</text:p>
          </table:table-cell>
          <table:table-cell table:number-columns-repeated="5"/>
        </table:table-row>
        <table:table-row table:style-name="ro1">
          <table:table-cell office:value-type="float" office:value="2195.334" calcext:value-type="float">
            <text:p>2195.334</text:p>
          </table:table-cell>
          <table:table-cell table:number-columns-repeated="5"/>
        </table:table-row>
        <table:table-row table:style-name="ro1">
          <table:table-cell office:value-type="float" office:value="2195.535" calcext:value-type="float">
            <text:p>2195.535</text:p>
          </table:table-cell>
          <table:table-cell table:number-columns-repeated="5"/>
        </table:table-row>
        <table:table-row table:style-name="ro1">
          <table:table-cell office:value-type="float" office:value="2195.132" calcext:value-type="float">
            <text:p>2195.132</text:p>
          </table:table-cell>
          <table:table-cell table:number-columns-repeated="5"/>
        </table:table-row>
        <table:table-row table:style-name="ro1">
          <table:table-cell office:value-type="float" office:value="2195.435" calcext:value-type="float">
            <text:p>2195.435</text:p>
          </table:table-cell>
          <table:table-cell table:number-columns-repeated="5"/>
        </table:table-row>
        <table:table-row table:style-name="ro1">
          <table:table-cell office:value-type="float" office:value="2195.837" calcext:value-type="float">
            <text:p>2195.837</text:p>
          </table:table-cell>
          <table:table-cell table:number-columns-repeated="5"/>
        </table:table-row>
        <table:table-row table:style-name="ro1">
          <table:table-cell office:value-type="float" office:value="2195.535" calcext:value-type="float">
            <text:p>2195.535</text:p>
          </table:table-cell>
          <table:table-cell table:number-columns-repeated="5"/>
        </table:table-row>
        <table:table-row table:style-name="ro1">
          <table:table-cell office:value-type="float" office:value="2195.132" calcext:value-type="float">
            <text:p>2195.132</text:p>
          </table:table-cell>
          <table:table-cell table:number-columns-repeated="5"/>
        </table:table-row>
        <table:table-row table:style-name="ro1">
          <table:table-cell office:value-type="float" office:value="2195.032" calcext:value-type="float">
            <text:p>2195.032</text:p>
          </table:table-cell>
          <table:table-cell table:number-columns-repeated="5"/>
        </table:table-row>
        <table:table-row table:style-name="ro1">
          <table:table-cell office:value-type="float" office:value="2195.435" calcext:value-type="float">
            <text:p>2195.435</text:p>
          </table:table-cell>
          <table:table-cell table:number-columns-repeated="5"/>
        </table:table-row>
        <table:table-row table:style-name="ro1">
          <table:table-cell office:value-type="float" office:value="2196.643" calcext:value-type="float">
            <text:p>2196.643</text:p>
          </table:table-cell>
          <table:table-cell table:number-columns-repeated="5"/>
        </table:table-row>
        <table:table-row table:style-name="ro1">
          <table:table-cell office:value-type="float" office:value="2195.435" calcext:value-type="float">
            <text:p>2195.435</text:p>
          </table:table-cell>
          <table:table-cell table:number-columns-repeated="5"/>
        </table:table-row>
        <table:table-row table:style-name="ro1">
          <table:table-cell office:value-type="float" office:value="2195.737" calcext:value-type="float">
            <text:p>2195.737</text:p>
          </table:table-cell>
          <table:table-cell table:number-columns-repeated="5"/>
        </table:table-row>
        <table:table-row table:style-name="ro1">
          <table:table-cell office:value-type="float" office:value="2196.442" calcext:value-type="float">
            <text:p>2196.442</text:p>
          </table:table-cell>
          <table:table-cell table:number-columns-repeated="5"/>
        </table:table-row>
        <table:table-row table:style-name="ro1">
          <table:table-cell office:value-type="float" office:value="2195.636" calcext:value-type="float">
            <text:p>2195.636</text:p>
          </table:table-cell>
          <table:table-cell table:number-columns-repeated="5"/>
        </table:table-row>
        <table:table-row table:style-name="ro1">
          <table:table-cell office:value-type="float" office:value="2195.737" calcext:value-type="float">
            <text:p>2195.737</text:p>
          </table:table-cell>
          <table:table-cell table:number-columns-repeated="5"/>
        </table:table-row>
        <table:table-row table:style-name="ro1">
          <table:table-cell office:value-type="float" office:value="2196.039" calcext:value-type="float">
            <text:p>2196.039</text:p>
          </table:table-cell>
          <table:table-cell table:number-columns-repeated="5"/>
        </table:table-row>
        <table:table-row table:style-name="ro1">
          <table:table-cell office:value-type="float" office:value="2195.132" calcext:value-type="float">
            <text:p>2195.132</text:p>
          </table:table-cell>
          <table:table-cell table:number-columns-repeated="5"/>
        </table:table-row>
        <table:table-row table:style-name="ro1">
          <table:table-cell office:value-type="float" office:value="2195.334" calcext:value-type="float">
            <text:p>2195.334</text:p>
          </table:table-cell>
          <table:table-cell table:number-columns-repeated="5"/>
        </table:table-row>
        <table:table-row table:style-name="ro1">
          <table:table-cell office:value-type="float" office:value="2196.844" calcext:value-type="float">
            <text:p>2196.844</text:p>
          </table:table-cell>
          <table:table-cell table:number-columns-repeated="5"/>
        </table:table-row>
        <table:table-row table:style-name="ro1">
          <table:table-cell office:value-type="float" office:value="2196.442" calcext:value-type="float">
            <text:p>2196.44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3:43:47.6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3T13:53:53.143000000</dc:date>
    <meta:editing-duration>PT1H4M27S</meta:editing-duration>
    <meta:editing-cycles>9</meta:editing-cycles>
    <meta:document-statistic meta:table-count="1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03cm" svg:height="8.766cm" xlink:href=".." xlink:type="simple" chart:class="chart:line" chart:style-name="ch1">
        <chart:legend chart:legend-position="end" svg:x="19.451cm" svg:y="4.084cm" style:legend-expansion="high" chart:style-name="ch2"/>
        <chart:plot-area chart:style-name="ch3" table:cell-range-address="Sheet1.A20:Sheet1.A37" svg:x="0.446cm" svg:y="0.175cm" svg:width="18.559cm" svg:height="8.416cm">
          <chartooo:coordinate-region svg:x="1.729cm" svg:y="0.374cm" svg:width="17.089cm" svg:height="7.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0:Sheet1.A37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0716">
                <text:p>2.040716</text:p>
                <draw:g>
                  <svg:desc>Sheet1.A20:Sheet1.A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0716">
                <text:p>2.040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0582">
                <text:p>2.040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0465">
                <text:p>2.040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0678">
                <text:p>2.040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0678">
                <text:p>2.040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0786">
                <text:p>2.0407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0786">
                <text:p>2.040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0768">
                <text:p>2.040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0768">
                <text:p>2.040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0748">
                <text:p>2.040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0748">
                <text:p>2.040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0886">
                <text:p>2.040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0886">
                <text:p>2.040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0698">
                <text:p>2.040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0698">
                <text:p>2.040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0666">
                <text:p>2.040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0666">
                <text:p>2.040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